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hirsha 1,2</text:p>
          </table:table-cell>
          <table:table-cell table:style-name="ce15" office:value-type="string" calcext:value-type="string">
            <text:p>Mrigashirsh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3">
          <table:covered-table-cell table:style-name="ce17"/>
          <table:table-cell table:style-name="ce17" office:value-type="string" calcext:value-type="string">
            <text:p>Mrigashirsh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3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hirsh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msu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hirsha 1,2</text:p>
          </table:table-cell>
          <table:table-cell table:style-name="ce15" office:value-type="string" calcext:value-type="string">
            <text:p>Mrigashirsh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hirsha 1,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hirsha 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4"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00.00.00</text:date>, <text:time style:data-style-name="N2" text:time-value="16:18:04.492828712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3H21S</meta:editing-duration>
    <meta:editing-cycles>50</meta:editing-cycles>
    <meta:generator>LibreOffice/7.1.3.2$Linux_X86_64 LibreOffice_project/10$Build-2</meta:generator>
    <dc:date>2021-05-17T16:19:47.196286244</dc:date>
    <meta:document-statistic meta:table-count="2" meta:cell-count="5496" meta:object-count="4"/>
    <meta:template xlink:type="simple" xlink:actuate="onRequest" xlink:title="A4" xlink:href="../../../../Sablonok/A4.ots" meta:date="2021-02-05T15:32:16.446990129"/>
  </office:meta>
</office:document-meta>
</file>